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31">
      <style:table-properties table:display="true" style:writing-mode="lr-tb"/>
    </style:style>
    <style:style style:name="ta2" style:family="table" style:master-page-name="PageStyle_5f_32">
      <style:table-properties table:display="true" style:writing-mode="lr-tb"/>
    </style:style>
    <style:style style:name="ta3" style:family="table" style:master-page-name="PageStyle_5f_3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3" office:value-type="string" calcext:value-type="string">
            <text:p>Пример выполнения работы:</text:p>
          </table:table-cell>
          <table:table-cell table:style-name="ce3"/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office:value-type="string" calcext:value-type="string">
            <text:p>Лимонад</text:p>
          </table:table-cell>
          <table:table-cell table:style-name="ce7" office:value-type="float" office:value="15" calcext:value-type="float">
            <text:p>15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office:value-type="string" calcext:value-type="string">
            <text:p>Торт </text:p>
          </table:table-cell>
          <table:table-cell table:style-name="ce7" office:value-type="float" office:value="150" calcext:value-type="float">
            <text:p>150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2" office:value-type="string" calcext:value-type="string">
            <text:p>Тик-так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4" table:number-columns-repeated="5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5"/>
          <table:table-cell table:style-name="ce8" office:value-type="string" calcext:value-type="string">
            <text:p>Лимонад</text:p>
          </table:table-cell>
          <table:table-cell table:style-name="ce8" office:value-type="string" calcext:value-type="string">
            <text:p>Торт</text:p>
          </table:table-cell>
          <table:table-cell table:style-name="ce8" office:value-type="string" calcext:value-type="string">
            <text:p>Тик-так</text:p>
          </table:table-cell>
          <table:table-cell table:style-name="ce8" office:value-type="string" calcext:value-type="string">
            <text:p>Калории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5" office:value-type="string" calcext:value-type="string">
            <text:p>Буратино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B10]*[.$B$5]+[.C10]*[.$B$6]+[.D10]*[.$B$7]" office:value-type="float" office:value="715" calcext:value-type="float">
            <text:p>715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5" office:value-type="string" calcext:value-type="string">
            <text:p>Мальвина 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B11]*[.$B$5]+[.C11]*[.$B$6]+[.D11]*[.$B$7]" office:value-type="float" office:value="169" calcext:value-type="float">
            <text:p>169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5" office:value-type="string" calcext:value-type="string">
            <text:p>Пьеро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12]*[.$B$5]+[.C12]*[.$B$6]+[.D12]*[.$B$7]" office:value-type="float" office:value="330" calcext:value-type="float">
            <text:p>33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5" office:value-type="string" calcext:value-type="string">
            <text:p>Дуремар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13]*[.$B$5]+[.C13]*[.$B$6]+[.D13]*[.$B$7]" office:value-type="float" office:value="480" calcext:value-type="float">
            <text:p>48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5" office:value-type="string" calcext:value-type="string">
            <text:p>Всего</text:p>
          </table:table-cell>
          <table:table-cell table:style-name="ce9" table:formula="of:=[.B10]+[.B11]+[.B12]+[.B13]" office:value-type="float" office:value="10" calcext:value-type="float">
            <text:p>10</text:p>
          </table:table-cell>
          <table:table-cell table:style-name="ce9" table:formula="of:=[.C10]+[.C11]+[.C12]+[.C13]" office:value-type="float" office:value="10" calcext:value-type="float">
            <text:p>10</text:p>
          </table:table-cell>
          <table:table-cell table:style-name="ce9" table:formula="of:=[.D10]+[.D11]+[.D12]+[.D13]" office:value-type="float" office:value="22" calcext:value-type="float">
            <text:p>22</text:p>
          </table:table-cell>
          <table:table-cell table:style-name="ce9" table:formula="of:=[.B14]+[.C14]+[.D14]" office:value-type="float" office:value="42" calcext:value-type="float">
            <text:p>42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5" office:value-type="string" calcext:value-type="string">
            <text:p>Калории</text:p>
          </table:table-cell>
          <table:table-cell table:style-name="ce9" table:formula="of:=[.B14]*[.$B$5]" office:value-type="float" office:value="150" calcext:value-type="float">
            <text:p>150</text:p>
          </table:table-cell>
          <table:table-cell table:style-name="ce9" table:formula="of:=[.C14]*[.$B$6]" office:value-type="float" office:value="1500" calcext:value-type="float">
            <text:p>1500</text:p>
          </table:table-cell>
          <table:table-cell table:style-name="ce9" table:formula="of:=[.D14]*[.$B$7]" office:value-type="float" office:value="44" calcext:value-type="float">
            <text:p>44</text:p>
          </table:table-cell>
          <table:table-cell table:style-name="ce9" table:formula="of:=[.B15]+[.C15]+[.D15]" office:value-type="float" office:value="1694" calcext:value-type="float">
            <text:p>1694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6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style-name="ce3" table:number-columns-repeated="8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>
            <draw:frame table:end-cell-address="'31'.F33" table:end-x="17.01pt" table:end-y="5.19pt" draw:z-index="0" draw:name="Chart 1" draw:style-name="gr1" draw:text-style-name="P1" svg:width="382.48pt" svg:height="236.21pt" svg:x="35.26pt" svg:y="5.24pt">
              <draw:object draw:notify-on-update-of-ranges="'31'.A10:'31'.A13 '31'.E10:'31'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7"/>
          <table:table-cell table:number-columns-repeated="1006"/>
        </table:table-row>
        <table:table-row table:style-name="ro1" table:number-rows-repeated="20">
          <table:table-cell table:style-name="ce2" table:number-columns-repeated="18"/>
          <table:table-cell table:number-columns-repeated="100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10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style-name="ce12"/>
          <table:table-cell table:style-name="ce3" table:number-columns-repeated="9"/>
          <table:table-cell table:style-name="ce2" table:number-columns-repeated="7"/>
          <table:table-cell table:number-columns-repeated="1006"/>
        </table:table-row>
        <table:table-row table:style-name="ro1">
          <table:table-cell table:style-name="ce11" office:value-type="string" calcext:value-type="string">
            <text:p>компьютер</text:p>
          </table:table-cell>
          <table:table-cell table:style-name="ce15" office:value-type="float" office:value="100" calcext:value-type="float">
            <text:p>100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11" office:value-type="string" calcext:value-type="string">
            <text:p>принтер</text:p>
          </table:table-cell>
          <table:table-cell table:style-name="ce15" office:value-type="float" office:value="55" calcext:value-type="float">
            <text:p>55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11" office:value-type="string" calcext:value-type="string">
            <text:p>сканер</text:p>
          </table:table-cell>
          <table:table-cell table:style-name="ce15" office:value-type="float" office:value="78" calcext:value-type="float">
            <text:p>78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12" table:number-columns-repeated="5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/>
          <table:table-cell table:style-name="ce16" office:value-type="string" calcext:value-type="string">
            <text:p>компьютер</text:p>
          </table:table-cell>
          <table:table-cell table:style-name="ce16" office:value-type="string" calcext:value-type="string">
            <text:p>принтер</text:p>
          </table:table-cell>
          <table:table-cell table:style-name="ce16" office:value-type="string" calcext:value-type="string">
            <text:p>сканер</text:p>
          </table:table-cell>
          <table:table-cell table:style-name="ce16" office:value-type="string" calcext:value-type="string">
            <text:p>Продано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Мальвина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formula="of:=[.B9]*[.$B$4]+[.C9]*[.$B$5]+[.D9]*[.$B$6]" office:value-type="float" office:value="1280" calcext:value-type="float">
            <text:p>128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Буратино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0]*[.$B$4]+[.C10]*[.$B$5]+[.D10]*[.$B$6]" office:value-type="float" office:value="1061" calcext:value-type="float">
            <text:p>1061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Пьеро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B11]*[.$B$4]+[.C11]*[.$B$5]+[.D11]*[.$B$6]" office:value-type="float" office:value="920" calcext:value-type="float">
            <text:p>92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лиса Алиса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B12]*[.$B$4]+[.C12]*[.$B$5]+[.D12]*[.$B$6]" office:value-type="float" office:value="1208" calcext:value-type="float">
            <text:p>1208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5" table:formula="of:=[.B9]+[.B10]+[.B11]+[.B12]" office:value-type="float" office:value="23" calcext:value-type="float">
            <text:p>23</text:p>
          </table:table-cell>
          <table:table-cell table:style-name="ce15" table:formula="of:=[.C9]+[.C10]+[.C11]+[.C12]" office:value-type="float" office:value="21" calcext:value-type="float">
            <text:p>21</text:p>
          </table:table-cell>
          <table:table-cell table:style-name="ce15" table:formula="of:=[.D9]+[.D10]+[.D11]+[.D12]" office:value-type="float" office:value="13" calcext:value-type="float">
            <text:p>13</text:p>
          </table:table-cell>
          <table:table-cell table:style-name="ce15" table:formula="of:=[.B13]+[.C13]+[.D13]" office:value-type="float" office:value="57" calcext:value-type="float">
            <text:p>57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3" office:value-type="string" calcext:value-type="string">
            <text:p>Деньги</text:p>
          </table:table-cell>
          <table:table-cell table:style-name="ce15" table:formula="of:=[.B13]*[.$B$4]" office:value-type="float" office:value="2300" calcext:value-type="float">
            <text:p>2300</text:p>
          </table:table-cell>
          <table:table-cell table:style-name="ce15" table:formula="of:=[.C13]*[.$B$5]" office:value-type="float" office:value="1155" calcext:value-type="float">
            <text:p>1155</text:p>
          </table:table-cell>
          <table:table-cell table:style-name="ce15" table:formula="of:=[.D13]*[.$B$6]" office:value-type="float" office:value="1014" calcext:value-type="float">
            <text:p>1014</text:p>
          </table:table-cell>
          <table:table-cell table:style-name="ce15" table:formula="of:=[.B14]+[.C14]+[.D14]" office:value-type="float" office:value="4469" calcext:value-type="float">
            <text:p>4469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4" office:value-type="string" calcext:value-type="string">
            <text:p><text:s text:c="4"/></text:p>
          </table:table-cell>
          <table:table-cell table:style-name="ce2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style-name="ce3" table:number-columns-repeated="9"/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>
            <draw:frame table:end-cell-address="'32'.F35" table:end-x="49.24pt" table:end-y="5.98pt" draw:z-index="0" draw:name="Chart 2" draw:style-name="gr1" draw:text-style-name="P1" svg:width="449.97pt" svg:height="278.22pt" svg:x="0pt" svg:y="11.25pt">
              <draw:object draw:notify-on-update-of-ranges="'32'.A9:'32'.A12 '32'.A18:'32'.A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" table:number-columns-repeated="17"/>
          <table:table-cell table:number-columns-repeated="100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3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11" office:value-type="string" calcext:value-type="string">
            <text:p>задача</text:p>
          </table:table-cell>
          <table:table-cell table:style-name="ce15" office:value-type="float" office:value="5" calcext:value-type="float">
            <text:p>5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11" office:value-type="string" calcext:value-type="string">
            <text:p>стих</text:p>
          </table:table-cell>
          <table:table-cell table:style-name="ce15" office:value-type="float" office:value="4" calcext:value-type="float">
            <text:p>4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11" office:value-type="string" calcext:value-type="string">
            <text:p>книга</text:p>
          </table:table-cell>
          <table:table-cell table:style-name="ce15" office:value-type="float" office:value="33" calcext:value-type="float">
            <text:p>33</text:p>
          </table:table-cell>
          <table:table-cell table:style-name="ce2" table:number-columns-repeated="16"/>
          <table:table-cell table:number-columns-repeated="1006"/>
        </table:table-row>
        <table:table-row table:style-name="ro1">
          <table:table-cell table:style-name="ce12" table:number-columns-repeated="5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/>
          <table:table-cell table:style-name="ce16" office:value-type="string" calcext:value-type="string">
            <text:p>задача</text:p>
          </table:table-cell>
          <table:table-cell table:style-name="ce16" office:value-type="string" calcext:value-type="string">
            <text:p>стих</text:p>
          </table:table-cell>
          <table:table-cell table:style-name="ce16" office:value-type="string" calcext:value-type="string">
            <text:p>книга</text:p>
          </table:table-cell>
          <table:table-cell table:style-name="ce17" office:value-type="string" calcext:value-type="string">
            <text:p>всего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Буратино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8]*[.$B$3]+[.C8]*[.$B$4]+[.D8]*[.$B$5]" office:value-type="float" office:value="83" calcext:value-type="float">
            <text:p>83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Пьеро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formula="of:=[.B9]*[.$B$3]+[.C9]*[.$B$4]+[.D9]*[.$B$5]" office:value-type="float" office:value="430" calcext:value-type="float">
            <text:p>430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Пудель Артемон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0]*[.$B$3]+[.C10]*[.$B$4]+[.D10]*[.$B$5]" office:value-type="float" office:value="174" calcext:value-type="float">
            <text:p>174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5" table:formula="of:=[.B8]+[.B9]+[.B10]" office:value-type="float" office:value="16" calcext:value-type="float">
            <text:p>16</text:p>
          </table:table-cell>
          <table:table-cell table:style-name="ce15" table:formula="of:=[.C8]+[.C9]+[.C10]" office:value-type="float" office:value="28" calcext:value-type="float">
            <text:p>28</text:p>
          </table:table-cell>
          <table:table-cell table:style-name="ce15" table:formula="of:=[.D8]+[.D9]+[.D10]" office:value-type="float" office:value="15" calcext:value-type="float">
            <text:p>15</text:p>
          </table:table-cell>
          <table:table-cell table:style-name="ce15" table:formula="of:=[.B11]+[.C11]+[.D11]" office:value-type="float" office:value="59" calcext:value-type="float">
            <text:p>59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11" office:value-type="string" calcext:value-type="string">
            <text:p>Конфеты</text:p>
          </table:table-cell>
          <table:table-cell table:style-name="ce15" table:formula="of:=[.B11]*[.$B$3]" office:value-type="float" office:value="80" calcext:value-type="float">
            <text:p>80</text:p>
          </table:table-cell>
          <table:table-cell table:style-name="ce15" table:formula="of:=[.C11]*[.$B$4]" office:value-type="float" office:value="112" calcext:value-type="float">
            <text:p>112</text:p>
          </table:table-cell>
          <table:table-cell table:style-name="ce15" table:formula="of:=[.D11]*[.$B$5]" office:value-type="float" office:value="495" calcext:value-type="float">
            <text:p>495</text:p>
          </table:table-cell>
          <table:table-cell table:style-name="ce15" table:formula="of:=[.B12]+[.C12]+[.D12]" office:value-type="float" office:value="687" calcext:value-type="float">
            <text:p>687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6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style-name="ce3" table:number-columns-repeated="11"/>
          <table:table-cell table:style-name="ce2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33'.G33" table:end-x="17.83pt" table:end-y="11.2pt" draw:z-index="0" draw:name="Chart 3" draw:style-name="gr1" draw:text-style-name="P1" svg:width="449.97pt" svg:height="278.22pt" svg:x="48.76pt" svg:y="0.74pt">
              <draw:object draw:notify-on-update-of-ranges="'33'.A8:'33'.A12 '33'.B7:'33'.B7 '33'.B8:'33'.B12 '33'.C7:'33'.C7 '33'.C8:'33'.C12 '33'.D7:'33'.D7 '33'.D8:'33'.D12 '33'.E7:'33'.E7 '33'.E8:'33'.E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1" style:display-name="PageStyle_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2" style:display-name="PageStyle_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3" style:display-name="PageStyle_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4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a9999"/>
    </style:style>
    <style:style style:name="ch2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Courier New'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serif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351c75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3.494cm" svg:height="8.334cm" xlink:href=".." xlink:type="simple" chart:class="chart:bar" chart:style-name="ch1">
        <chart:plot-area chart:style-name="ch2" table:cell-range-address="'31'.A10:'31'.A13 '31'.E10:'31'.E13" chart:data-source-has-labels="column" svg:x="0.269cm" svg:y="0.166cm" svg:width="12.956cm" svg:height="8.002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119cm" svg:y="0.166cm" svg:width="11.971cm" svg:height="7.36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text">
            <chart:categories table:cell-range-address="'31'.A10:'31'.A1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'31'.E10:'31'.E13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'31'.A10:'31'.A13</svg:desc>
                </draw:g>
              </table:table-cell>
              <table:table-cell office:value-type="float" office:value="715">
                <text:p>715</text:p>
                <draw:g>
                  <svg:desc>'31'.E10:'31'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fefef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Comic Sans MS'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3c78d8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3.374cm" svg:y="3.862cm" style:legend-expansion="high" chart:style-name="ch2"/>
        <chart:plot-area chart:style-name="ch3" table:cell-range-address="'32'.A9:'32'.A12 '32'.A18:'32'.A18" chart:data-source-has-labels="row" svg:x="0.317cm" svg:y="0.196cm" svg:width="12.74cm" svg:height="9.424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1.078cm" svg:y="0.196cm" svg:width="11.217cm" svg:height="9.424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32'.A9:'32'.A12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'32'.A18:'32'.A18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альвина</text:p>
                <draw:g>
                  <svg:desc>'32'.A9:'32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32'.A18:'32'.A1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3.862cm" style:legend-expansion="high" chart:style-name="ch2"/>
        <chart:plot-area chart:style-name="ch3" table:cell-range-address="'33'.A7:'33'.E12" chart:data-source-has-labels="both" svg:x="0.317cm" svg:y="0.196cm" svg:width="13.375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12cm" svg:y="0.196cm" svg:width="12.564cm" svg:height="8.78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33'.A8:'33'.A1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33'.B8:'33'.B12" chart:label-cell-address="'33'.B7:'33'.B7" chart:class="chart:bar">
            <chart:data-point chart:repeated="5"/>
          </chart:series>
          <chart:series chart:style-name="ch9" chart:values-cell-range-address="'33'.C8:'33'.C12" chart:label-cell-address="'33'.C7:'33'.C7" chart:class="chart:bar">
            <chart:data-point chart:repeated="5"/>
          </chart:series>
          <chart:series chart:style-name="ch10" chart:values-cell-range-address="'33'.D8:'33'.D12" chart:label-cell-address="'33'.D7:'33'.D7" chart:class="chart:bar">
            <chart:data-point chart:repeated="5"/>
          </chart:series>
          <chart:series chart:style-name="ch11" chart:values-cell-range-address="'33'.E8:'33'.E12" chart:label-cell-address="'33'.E7:'33'.E7" chart:class="chart:bar">
            <chart:data-point chart:repeated="5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дача</text:p>
                <draw:g>
                  <svg:desc>'33'.B7:'33'.B7</svg:desc>
                </draw:g>
              </table:table-cell>
              <table:table-cell office:value-type="string">
                <text:p>стих</text:p>
                <draw:g>
                  <svg:desc>'33'.C7:'33'.C7</svg:desc>
                </draw:g>
              </table:table-cell>
              <table:table-cell office:value-type="string">
                <text:p>книга</text:p>
                <draw:g>
                  <svg:desc>'33'.D7:'33'.D7</svg:desc>
                </draw:g>
              </table:table-cell>
              <table:table-cell office:value-type="string">
                <text:p>всего</text:p>
                <draw:g>
                  <svg:desc>'33'.E7:'33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'33'.A8:'33'.A12</svg:desc>
                </draw:g>
              </table:table-cell>
              <table:table-cell office:value-type="float" office:value="1">
                <text:p>1</text:p>
                <draw:g>
                  <svg:desc>'33'.B8:'33'.B12</svg:desc>
                </draw:g>
              </table:table-cell>
              <table:table-cell office:value-type="float" office:value="3">
                <text:p>3</text:p>
                <draw:g>
                  <svg:desc>'33'.C8:'33'.C12</svg:desc>
                </draw:g>
              </table:table-cell>
              <table:table-cell office:value-type="float" office:value="2">
                <text:p>2</text:p>
                <draw:g>
                  <svg:desc>'33'.D8:'33'.D12</svg:desc>
                </draw:g>
              </table:table-cell>
              <table:table-cell office:value-type="float" office:value="83">
                <text:p>83</text:p>
                <draw:g>
                  <svg:desc>'33'.E8:'33'.E12</svg:desc>
                </draw:g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Пудель Артемон 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Конфеты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495">
                <text:p>495</text:p>
              </table:table-cell>
              <table:table-cell office:value-type="float" office:value="687">
                <text:p>6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